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392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209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393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209cm" fo:min-width="1.506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6fb544" draw:marker-start-width="0.245cm" draw:marker-start-center="false" draw:marker-end-width="0.245cm" draw:marker-end-center="false" draw:fill="solid" draw:fill-color="#6fb544" draw:opacity="3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30%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Times New Roman" fo:font-size="11pt" fo:font-style="italic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6fb544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Times New Roman" fo:font-size="11pt" fo:font-style="italic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12cm" svg:height="0.683cm" svg:x="8.803cm" svg:y="14.914cm">
            <draw:text-box>
              <text:p text:style-name="P1"><text:span text:style-name="T1">l</text:span></text:p>
            </draw:text-box>
          </draw:frame>
          <draw:frame draw:style-name="gr2" draw:text-style-name="P3" draw:layer="layout" svg:width="2.504cm" svg:height="0.683cm" svg:x="9.636cm" svg:y="14.274cm">
            <draw:text-box>
              <text:p text:style-name="P1"><text:span text:style-name="T1">L</text:span><text:span text:style-name="T2"> = 16,5 cm</text:span></text:p>
            </draw:text-box>
          </draw:frame>
          <draw:rect draw:style-name="gr3" draw:text-style-name="P4" draw:layer="layout" svg:width="3.301cm" svg:height="0.802cm" svg:x="9.259cm" svg:y="14.8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92" draw:display-name="Dashed (var) 6392" draw:style="rect" draw:dots1="1" draw:distance="0.083cm"/>
    <draw:stroke-dash draw:name="Dashed_20__28_var_29__20_6393" draw:display-name="Dashed (var) 6393" draw:style="rect" draw:dots1="1" draw:distance="0.08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45:58.471678961</meta:creation-date>
    <dc:date>2018-05-22T07:47:06.466283178</dc:date>
    <meta:editing-duration>PT1M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